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13.766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notes">
      <style:graphic-properties draw:fill-color="#ffffff" fo:min-height="11.161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9.819cm"/>
    </style:style>
    <style:style style:name="pr9" style:family="presentation" style:parent-style-name="lyt-cool-outline1">
      <style:graphic-properties draw:fill-color="#ffffff" draw:auto-grow-height="true" fo:min-height="3.3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6" style:family="paragraph">
      <style:paragraph-properties fo:margin-left="1.2cm" fo:margin-right="0cm" text:enable-numbering="true" fo:text-indent="-0.9cm"/>
      <style:text-properties fo:font-size="36pt"/>
    </style:style>
    <style:style style:name="P17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fo:margin-left="2.4cm" fo:margin-right="0cm" text:enable-numbering="true" fo:text-indent="-0.8cm"/>
      <style:text-properties fo:font-size="28pt"/>
    </style:style>
    <style:style style:name="P23" style:family="paragraph">
      <style:paragraph-properties fo:margin-left="1.2cm" fo:margin-right="0cm" fo:text-indent="-0.9cm"/>
    </style:style>
    <style:style style:name="P24" style:family="paragraph">
      <style:paragraph-properties fo:margin-left="2.4cm" fo:margin-right="0cm" fo:text-indent="-0.8cm"/>
    </style:style>
    <style:style style:name="P25" style:family="paragraph">
      <style:paragraph-properties fo:margin-left="1.2cm" fo:margin-right="0cm" fo:text-indent="-0.9cm"/>
      <style:text-properties fo:font-size="28pt"/>
    </style:style>
    <style:style style:name="P26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18pt"/>
    </style:style>
    <style:style style:name="T6" style:family="text">
      <style:text-properties fo:font-size="44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26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ize="36pt"/>
    </style:style>
    <style:style style:name="T12" style:family="text">
      <style:text-properties fo:font-size="36pt" fo:font-weight="normal"/>
    </style:style>
    <style:style style:name="T13" style:family="text">
      <style:text-properties fo:color="#ff0000" fo:font-family="'Arial Black'" style:font-pitch="variable" fo:font-size="48pt" fo:font-weight="bold"/>
    </style:style>
    <style:style style:name="T1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8pt" fo:font-style="normal" fo:font-weight="normal"/>
    </style:style>
    <style:style style:name="T17" style:family="text">
      <style:text-properties fo:font-size="28pt" fo:font-weight="normal"/>
    </style:style>
    <style:style style:name="T18" style:family="text">
      <style:text-properties fo:font-size="28pt" style:text-underline-style="solid" style:text-underline-width="auto" style:text-underline-color="font-color" fo:font-weight="bold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style="normal" fo:font-weight="bold"/>
    </style:style>
    <style:style style:name="T22" style:family="text">
      <style:text-properties fo:font-style="italic" fo:font-weight="bold"/>
    </style:style>
    <style:style style:name="T23" style:family="text">
      <style:text-properties fo:font-family="OpenSymbol" style:font-style-name="Regular" style:font-pitch="variable" style:font-charset="x-symbol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size="28pt" fo:font-style="normal"/>
    </style:style>
    <style:style style:name="T27" style:family="text">
      <style:text-properties fo:font-size="28pt" fo:font-style="italic"/>
    </style:style>
    <style:style style:name="T28" style:family="text">
      <style:text-properties fo:font-size="28pt" fo:font-style="normal" fo:font-weight="bold"/>
    </style:style>
    <style:style style:name="T29" style:family="text">
      <style:text-properties fo:font-size="32pt"/>
    </style:style>
    <style:style style:name="T30" style:family="text">
      <style:text-properties fo:font-size="32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.088cm" svg:y="5.588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<text:s text:c="2"/></text:span><text:span text:style-name="T3">9:30 ~ 10:30 <text:s/></text:span><text:span text:style-name="T4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0:30 ~ 12:30 <text:s/></text:span><text:span text:style-name="T4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3:30 ~ 15:30 <text:s/></text:span><text:span text:style-name="T4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6:00 ~ 17:30 <text:s/></text:span><text:span text:style-name="T4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7:30 ~ <text:s text:c="2"/>9:30 <text:s/>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183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0"><text:span text:style-name="T3">During each session, presentations will be interspersed with demos, which you all run via your laptops;</text:span></text:p>
              </text:list-item>
            </text:list>
            <text:list text:style-name="L2">
              <text:list-item>
                <text:p text:style-name="P10"><text:span text:style-name="T3">...and occasional exercises, which you do on your own (while I smoke.)</text:span></text:p>
              </text:list-item>
            </text:list>
            <text:list text:style-name="L2">
              <text:list-item>
                <text:p text:style-name="P10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no questions indicat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183cm" svg:y="0.31cm">
          <draw:text-box>
            <text:p text:style-name="P9"><text:span text:style-name="T5"><text:page-number>5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System Issues</text:span></text:p>
          </draw:text-box>
        </draw:frame>
        <draw:frame presentation:style-name="pr5" draw:text-style-name="P15" draw:layer="layout" svg:width="26cm" svg:height="7.5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6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1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I'm Linus Torvalds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1"><text:span text:style-name="T5"><text:page-number>5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3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2" draw:text-style-name="P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8">$ slogin -X yourhost.astron.nl</text:span></text:p>
              </text:list-item>
            </text:list>
            <text:list text:style-name="L2">
              <text:list-item>
                <text:p text:style-name="P6"><text:span text:style-name="T8">...</text:span></text:p>
              </text:list-item>
            </text:list>
            <text:list text:style-name="L2">
              <text:list-item>
                <text:p text:style-name="P6"><text:span text:style-name="T8">$ cd Timba/doc/Courses/Workshop2006/Day1</text:span></text:p>
              </text:list-item>
            </text:list>
            <text:list text:style-name="L2">
              <text:list-item>
                <text:p text:style-name="P6"><text:span text:style-name="T8">$ xclock</text:span></text:p>
              </text:list-item>
            </text:list>
            <text:list text:style-name="L2">
              <text:list-item>
                <text:p text:style-name="P6"><text:span text:style-name="T8">$ meqbrowser.py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Your host is:</text:p>
              </text:list-item>
            </text:list>
            <text:list text:style-name="L2">
              <text:list-item>
                <text:p text:style-name="P10">Cormac, Sundaram, Paul: <text:span text:style-name="T9">birch</text:span></text:p>
              </text:list-item>
            </text:list>
            <text:list text:style-name="L2">
              <text:list-item>
                <text:p text:style-name="P10"><text:span text:style-name="T10">Casey, Tom: </text:span><text:span text:style-name="T9">lofar10</text:span></text:p>
              </text:list-item>
            </text:list>
            <text:list text:style-name="L2">
              <text:list-item>
                <text:p text:style-name="P10"><text:span text:style-name="T10">Hans, Martijn:</text:span><text:span text:style-name="T9"> lofar9</text:span></text:p>
              </text:list-item>
            </text:list>
          </draw:text-box>
        </draw:frame>
        <draw:frame draw:style-name="gr2" draw:text-style-name="P9" draw:layer="layout" svg:width="2.089cm" svg:height="1.235cm" svg:x="2.626cm" svg:y="0.266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8" draw:text-style-name="P16" draw:layer="layout" svg:width="23.912cm" svg:height="14.781cm" svg:x="2.181cm" svg:y="6.818cm" presentation:class="outline" presentation:user-transformed="true">
          <draw:text-box>
            <text:list text:style-name="L2">
              <text:list-item>
                <text:p text:style-name="P10"><text:span text:style-name="T11">“</text:span><text:span text:style-name="T11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...a model construction and fitting toolkit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A module, not a package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The light at the end of the tunnel...”</text:span></text:p>
              </text:list-item>
            </text:list>
            <text:list text:style-name="L2">
              <text:list-item>
                <text:p text:style-name="P10"><text:span text:style-name="T12">Mathlab for perverts</text:span></text:p>
              </text:list-item>
            </text:list>
          </draw:text-box>
        </draw:frame>
        <draw:rect draw:style-name="gr3" draw:text-style-name="P17" draw:id="id12" draw:layer="layout" svg:width="25.544cm" svg:height="3.454cm" draw:transform="rotate (0.508588944031052) translate (1.454cm 16.166cm)">
          <text:p text:style-name="P1"><text:span text:style-name="T13">RESISTANCE IS FUTILE!</text:span></text:p>
        </draw:rect>
        <draw:rect draw:style-name="gr3" draw:text-style-name="P17" draw:id="id13" draw:layer="layout" svg:width="25.544cm" svg:height="3.454cm" draw:transform="rotate (0.508588944031052) translate (3.461cm 19.255cm)">
          <text:p text:style-name="P1"><text:span text:style-name="T13">RESISTANCE IS FUTILE!</text:span></text:p>
        </draw:rect>
        <draw:rect draw:style-name="gr3" draw:text-style-name="P17" draw:id="id14" draw:layer="layout" svg:width="25.544cm" svg:height="3.454cm" draw:transform="rotate (0.508588944031052) translate (1.09cm 12.346cm)">
          <text:p text:style-name="P1"><text:span text:style-name="T13">RESISTANCE IS FUTILE!</text:span></text:p>
        </draw:rect>
        <draw:frame draw:style-name="gr2" draw:text-style-name="P9" draw:layer="layout" svg:width="2.089cm" svg:height="1.235cm" svg:x="1.924cm" svg:y="0.401cm">
          <draw:text-box>
            <text:p text:style-name="P1"><text:span text:style-name="T5"><text:page-number>5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3">In a nutshell, you build </text:span><text:span text:style-name="T4">MeqTrees</text:span><text:span text:style-name="T3"> to evaluate mathematical expressions.</text:span></text:p>
              </text:list-item>
            </text:list>
            <text:list text:style-name="L2">
              <text:list-item>
                <text:p text:style-name="P18"><text:span text:style-name="T3">Today, we're going to keep it simple and play with basic things.</text:span></text:p>
              </text:list-item>
            </text:list>
            <text:list text:style-name="L2">
              <text:list-item>
                <text:p text:style-name="P18"><text:span text:style-name="T3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8"><text:span text:style-name="T3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8"><text:span text:style-name="T3">...but be patient, by tomorrow these will turn into complex radioastronomical simulations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Any mathematical expression can be represented by a tree.</text:p>
              </text:list-item>
            </text:list>
          </draw:text-box>
        </draw:frame>
        <draw:frame draw:style-name="gr2" draw:text-style-name="P9" draw:layer="layout" svg:width="2.089cm" svg:height="1.235cm" svg:x="1cm" svg:y="0.272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0" draw:id="id9" draw:layer="layout" svg:width="2.396cm" svg:height="1.09cm" svg:x="6.604cm" svg:y="17.181cm">
          <text:p text:style-name="P19"><text:span text:style-name="T14">α</text:span></text:p>
        </draw:rect>
        <draw:rect draw:style-name="gr5" draw:text-style-name="P21" draw:id="id10" draw:layer="layout" svg:width="2.396cm" svg:height="1.09cm" svg:x="8.876cm" svg:y="19.181cm">
          <text:p text:style-name="P19"><text:span text:style-name="T9">*</text:span></text:p>
        </draw:rect>
        <draw:rect draw:style-name="gr5" draw:text-style-name="P20" draw:id="id8" draw:layer="layout" svg:width="2.396cm" svg:height="1.09cm" svg:x="11.24cm" svg:y="17.182cm">
          <text:p text:style-name="P19">sin</text:p>
        </draw:rect>
        <draw:rect draw:style-name="gr5" draw:text-style-name="P20" draw:layer="layout" svg:width="2.396cm" svg:height="1.09cm" svg:x="4.454cm" svg:y="11.273cm">
          <text:p text:style-name="P19">b</text:p>
        </draw:rect>
        <draw:rect draw:style-name="gr5" draw:text-style-name="P20" draw:layer="layout" svg:width="2.396cm" svg:height="1.09cm" svg:x="7.876cm" svg:y="11.273cm">
          <text:p text:style-name="P19">x</text:p>
        </draw:rect>
        <draw:rect draw:style-name="gr5" draw:text-style-name="P21" draw:id="id2" draw:layer="layout" svg:width="2.396cm" svg:height="1.09cm" svg:x="6.239cm" svg:y="13.183cm">
          <text:p text:style-name="P19"><text:span text:style-name="T9">*</text:span></text:p>
        </draw:rect>
        <draw:rect draw:style-name="gr5" draw:text-style-name="P20" draw:id="id1" draw:layer="layout" svg:width="2.396cm" svg:height="1.09cm" svg:x="4.454cm" svg:y="11.274cm">
          <text:p text:style-name="P19">b</text:p>
        </draw:rect>
        <draw:rect draw:style-name="gr5" draw:text-style-name="P20" draw:id="id3" draw:layer="layout" svg:width="2.396cm" svg:height="1.09cm" svg:x="7.876cm" svg:y="11.274cm">
          <text:p text:style-name="P19">x</text:p>
        </draw:rect>
        <draw:rect draw:style-name="gr5" draw:text-style-name="P20" draw:layer="layout" svg:width="2.396cm" svg:height="1.09cm" svg:x="11.636cm" svg:y="11.272cm">
          <text:p text:style-name="P19">b</text:p>
        </draw:rect>
        <draw:rect draw:style-name="gr5" draw:text-style-name="P20" draw:layer="layout" svg:width="2.396cm" svg:height="1.09cm" svg:x="15.058cm" svg:y="11.272cm">
          <text:p text:style-name="P19">x</text:p>
        </draw:rect>
        <draw:rect draw:style-name="gr5" draw:text-style-name="P21" draw:id="id5" draw:layer="layout" svg:width="2.396cm" svg:height="1.09cm" svg:x="13.545cm" svg:y="13.182cm">
          <text:p text:style-name="P19"><text:span text:style-name="T9">*</text:span></text:p>
        </draw:rect>
        <draw:rect draw:style-name="gr5" draw:text-style-name="P20" draw:id="id4" draw:layer="layout" svg:width="2.396cm" svg:height="1.09cm" svg:x="11.636cm" svg:y="11.273cm">
          <text:p text:style-name="P19">c</text:p>
        </draw:rect>
        <draw:rect draw:style-name="gr5" draw:text-style-name="P20" draw:id="id6" draw:layer="layout" svg:width="2.396cm" svg:height="1.09cm" svg:x="15.058cm" svg:y="11.273cm">
          <text:p text:style-name="P19">y</text:p>
        </draw:rect>
        <draw:rect draw:style-name="gr5" draw:text-style-name="P20" draw:id="id7" draw:layer="layout" svg:width="2.396cm" svg:height="1.09cm" svg:x="11.24cm" svg:y="15.404cm">
          <text:p text:style-name="P19">+</text:p>
        </draw:rect>
        <draw:connector draw:style-name="gr6" draw:text-style-name="P20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0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0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0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0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0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0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0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0" draw:id="id11" draw:layer="layout" svg:width="2.396cm" svg:height="1.09cm" svg:x="17.909cm" svg:y="13.182cm">
          <text:p text:style-name="P19">1</text:p>
        </draw:rect>
        <draw:connector draw:style-name="gr6" draw:text-style-name="P20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18" draw:layer="layout" svg:width="23.912cm" svg:height="14.912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A single tree element is a </text:span><text:span text:style-name="T15">node</text:span><text:span text:style-name="T3">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parent</text:span><text:span text:style-name="T3"> node operates on its </text:span><text:span text:style-name="T15">child</text:span><text:span text:style-name="T3"> nodes.</text:span></text:p>
              </text:list-item>
            </text:list>
            <text:list text:style-name="L2">
              <text:list-item>
                <text:p text:style-name="P10"><text:span text:style-name="T3">A node belongs to a </text:span><text:span text:style-name="T15">class.</text:span><text:span text:style-name="T16"> This determines the kind of</text:span><text:span text:style-name="T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e.g.: </text:span><text:span text:style-name="T4">Add</text:span><text:span text:style-name="T3">, </text:span><text:span text:style-name="T4">Multiply</text:span><text:span text:style-name="T3">, </text:span><text:span text:style-name="T4">Sin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">A </text:span><text:span text:style-name="T15">leaf</text:span><text:span text:style-name="T3"> node has no children (“top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root</text:span><text:span text:style-name="T3"> node has no parents (“bottom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subtree</text:span><text:span text:style-name="T3"> is any complete part of a tree, rooted at a specific node.</text:span></text:p>
              </text:list-item>
            </text:list>
            <text:list text:style-name="L2">
              <text:list-item>
                <text:p text:style-name="P10"><text:span text:style-name="T3">A subtree evaluates some compound function that depends on its leaf nodes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forest</text:span><text:span text:style-name="T3"> has many (many&gt;0) trees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0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6"><text:span text:style-name="T9">cd Timba/doc/Courses/Workshop2006/Day1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  <text:list text:style-name="L2">
              <text:list-item>
                <text:p text:style-name="P10">Run <text:span text:style-name="T9">meqbrowser.py</text:span>, press “OK” to “connect to a kernel”.</text:p>
              </text:list-item>
            </text:list>
            <text:list text:style-name="L2">
              <text:list-item>
                <text:p text:style-name="P10">From the menu, choose “TDL | Load &amp; compile TDL script” (or just press Ctrl+T).</text:p>
              </text:list-item>
            </text:list>
            <text:list text:style-name="L2">
              <text:list-item>
                <text:p text:style-name="P10">Select <text:span text:style-name="T9">demo1-first-tree.py</text:span></text:p>
              </text:list-item>
            </text:list>
            <text:list text:style-name="L2">
              <text:list-item>
                <text:p text:style-name="P10"><text:span text:style-name="T10">Observe...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18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17">The GUI you're looking at is called the meqbrowser</text:span></text:p>
              </text:list-item>
            </text:list>
            <text:list text:style-name="L2">
              <text:list-item>
                <text:p text:style-name="P18"><text:span text:style-name="T17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7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...according to commands from a </text:span><text:span text:style-name="T4">TDL </text:span><text:span text:style-name="T17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7">The browser provides a graphical representation of the trees in the kernel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4">T</text:span><text:span text:style-name="T17">ree </text:span><text:span text:style-name="T4">D</text:span><text:span text:style-name="T17">efinition </text:span><text:span text:style-name="T4">L</text:span><text:span text:style-name="T17">anguage</text:span></text:p>
              </text:list-item>
            </text:list>
            <text:list text:style-name="L2">
              <text:list-item>
                <text:p text:style-name="P18"><text:span text:style-name="T17">TDL is Python</text:span></text:p>
              </text:list-item>
            </text:list>
            <text:list text:style-name="L2">
              <text:list-item>
                <text:p text:style-name="P18"><text:span text:style-name="T17">...with some “magic” objects for </text:span><text:span text:style-name="T18">declaring</text:span><text:span text:style-name="T17"> trees.</text:span></text:p>
              </text:list-item>
            </text:list>
            <text:list text:style-name="L2">
              <text:list-item>
                <text:p text:style-name="P18"><text:span text:style-name="T17">ns.xxx </text:span><text:span text:style-name="T15">declares</text:span><text:span text:style-name="T17"> a node named “xxx”</text:span></text:p>
              </text:list-item>
            </text:list>
            <text:list text:style-name="L2">
              <text:list-item>
                <text:p text:style-name="P18"><text:span text:style-name="T17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this is not the same thing as their </text:span><text:span text:style-name="T15">class</text:span><text:span text:style-name="T17">!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7">(ns.xxx &lt;&lt; ...) </text:span><text:span text:style-name="T15">binds</text:span><text:span text:style-name="T17"> the named node to a definition of what that node is and does.</text:span></text:p>
              </text:list-item>
            </text:list>
            <text:list text:style-name="L2">
              <text:list-item>
                <text:p text:style-name="P18"><text:span text:style-name="T17">TDL provides shortcuts for implicit naming and binding of intermediate nodes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3" draw:layer="layout" svg:width="23.912cm" svg:height="13.231cm" svg:x="2.058cm" svg:y="5.838cm" presentation:class="outline">
          <draw:text-box>
            <text:list text:style-name="L2">
              <text:list-item>
                <text:p text:style-name="P23">From the “TDL Exec” drop-down, choose “test forest”</text:p>
              </text:list-item>
            </text:list>
            <text:list text:style-name="L2">
              <text:list-item>
                <text:p text:style-name="P23">Observe...</text:p>
              </text:list-item>
            </text:list>
            <text:list text:style-name="L2">
              <text:list-item>
                <text:p text:style-name="P23">From the “Bookmarks” menu, select “result of 'f'”</text:p>
              </text:list-item>
            </text:list>
            <text:list text:style-name="L2">
              <text:list-item>
                <text:p text:style-name="P23">Observe...</text:p>
              </text:list-item>
            </text:list>
            <text:list text:style-name="L2">
              <text:list-item>
                <text:p text:style-name="P23">A long way to go for a simple answer..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3" draw:layer="layout" svg:width="23.912cm" svg:height="13.231cm" svg:x="2.058cm" svg:y="5.838cm" presentation:class="outline">
          <draw:text-box>
            <text:list text:style-name="L2">
              <text:list-item>
                <text:p text:style-name="P23">Load <text:span text:style-name="T7">demo2-improved-tree.py</text:span>.</text:p>
              </text:list-item>
            </text:list>
            <text:list text:style-name="L2">
              <text:list-item>
                <text:p text:style-name="P23">Execute “test forest”</text:p>
              </text:list-item>
            </text:list>
            <text:list text:style-name="L2">
              <text:list-item>
                <text:p text:style-name="P23">Look at Bookmarks | Result of 'f'.</text:p>
              </text:list-item>
            </text:list>
            <text:list text:style-name="L2">
              <text:list-item>
                <text:p text:style-name="P23">And Bookmarks | Result of 'f1'</text:p>
              </text:list-item>
            </text:list>
            <text:list text:style-name="L2">
              <text:list-item>
                <text:p text:style-name="P23">Observe the difference...</text:p>
              </text:list-item>
            </text:list>
            <text:list text:style-name="L2">
              <text:list-item>
                <text:p text:style-name="P23">The crucial difference are the <text:span text:style-name="T9">Meq.Time</text:span> and <text:span text:style-name="T9">Meq.Freq</text:span> nodes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23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3">MeqTrees are designed for evaluating <text:span text:style-name="T19">functions, </text:span><text:span text:style-name="T20">not just single scalar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9" draw:text-style-name="P23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3"><text:span text:style-name="T20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0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0">images are functions of </text:span><text:span text:style-name="T19">l,m</text:span><text:span text:style-name="T20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0">the Fourier Transform turns a function of </text:span><text:span text:style-name="T19">l,m</text:span><text:span text:style-name="T20"> into a function of </text:span><text:span text:style-name="T19">u,v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0">Numerically, we represent a function by a set of values on some grid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9" draw:text-style-name="P23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3"><text:span text:style-name="T20">Numerical code is often filled with </text:span><text:span text:style-name="T21">for</text:span><text:span text:style-name="T20"> statements iterating over grids...</text:span></text:p>
              </text:list-item>
            </text:list>
            <text:list text:style-name="L2">
              <text:list-item>
                <text:p text:style-name="P23"><text:span text:style-name="T20">With MeqTrees, you instead build up a compound function (</text:span><text:span text:style-name="T19">f</text:span><text:span text:style-name="T20">) from its constituent parts...</text:span></text:p>
              </text:list-item>
            </text:list>
            <text:list text:style-name="L2">
              <text:list-item>
                <text:p text:style-name="P23"><text:span text:style-name="T20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0"><text:span text:style-name="T20">This happens at every level of the tree – every subtree can be considered to represent some functio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uppying a Grid</text:p>
          </draw:text-box>
        </draw:frame>
        <draw:frame presentation:style-name="pr9" draw:text-style-name="P23" draw:layer="layout" svg:width="23.912cm" svg:height="15.201cm" svg:x="1.906cm" svg:y="5.657cm" presentation:class="outline" presentation:user-transformed="true">
          <draw:text-box>
            <text:list text:style-name="L2">
              <text:list-item>
                <text:p text:style-name="P23"><text:span text:style-name="T20">Look at </text:span><text:span text:style-name="T21">_test_forest</text:span></text:p>
              </text:list-item>
            </text:list>
            <text:list text:style-name="L2">
              <text:list-item>
                <text:p text:style-name="P23"><text:span text:style-name="T20">First we make a </text:span><text:span text:style-name="T22">domain</text:span><text:span text:style-name="T20"> object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0">here we use </text:span><text:span text:style-name="T19">t</text:span><text:span text:style-name="T20"> from 1 to 10, and </text:span><text:span text:style-name="T23"></text:span><text:span text:style-name="T24"> from 1 to 10.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4">Then, we make a </text:span><text:span text:style-name="T25">cells</text:span><text:span text:style-name="T24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4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0">Then, we put the cells into a </text:span><text:span text:style-name="T22">request</text:span><text:span text:style-name="T20">.</text:span></text:p>
              </text:list-item>
            </text:list>
            <text:list text:style-name="L2">
              <text:list-item>
                <text:p text:style-name="P23"><text:span text:style-name="T20">We </text:span><text:span text:style-name="T22">execute</text:span><text:span text:style-name="T20"> the root node with the given request.</text:span></text:p>
              </text:list-item>
            </text:list>
            <text:list text:style-name="L2">
              <text:list-item>
                <text:p text:style-name="P23"><text:span text:style-name="T20">Try changing the grid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9" draw:text-style-name="P25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23"><text:span text:style-name="T26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6">If it has children, it sends the request up to its children (by calling </text:span><text:span text:style-name="T27">their</text:span><text:span text:style-name="T26"> execute())</text:span></text:p>
              </text:list-item>
            </text:list>
            <text:list text:style-name="L2">
              <text:list-item>
                <text:p text:style-name="P10"><text:span text:style-name="T26">A leaf node (Freq, Time, Constant) can </text:span><text:span text:style-name="T27">evaluate</text:span><text:span text:style-name="T26"> a request directly and return a </text:span><text:span text:style-name="T15">result</text:span><text:span text:style-name="T26">.</text:span></text:p>
              </text:list-item>
            </text:list>
            <text:list text:style-name="L2">
              <text:list-item>
                <text:p text:style-name="P10"><text:span text:style-name="T26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9" draw:text-style-name="P25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3"><text:span text:style-name="T26">Each node has a </text:span><text:span text:style-name="T27">state record</text:span><text:span text:style-name="T26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3"><text:span text:style-name="T26">The </text:span><text:span text:style-name="T28">request</text:span><text:span text:style-name="T26"> field contains the most recently executed request.</text:span></text:p>
              </text:list-item>
            </text:list>
            <text:list text:style-name="L2">
              <text:list-item>
                <text:p text:style-name="P23"><text:span text:style-name="T26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8">request.cells</text:span><text:span text:style-name="T26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also the domain, cell sizes, and other stuff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draw:frame draw:style-name="gr7" draw:text-style-name="P23" draw:layer="layout" svg:width="25.909cm" svg:height="15.162cm" svg:x="1.545cm" svg:y="5.363cm">
          <draw:text-box>
            <text:list text:style-name="L2">
              <text:list-item>
                <text:list>
                  <text:list-item>
                    <text:p text:style-name="P23"><text:span text:style-name="T28">cache.result</text:span><text:span text:style-name="T26"> contains the last result returned by the nod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Important for two reason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26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<text:span text:style-name="T26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26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9" draw:text-style-name="P25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3"><text:span text:style-name="T26">A </text:span><text:span text:style-name="T28">Result</text:span><text:span text:style-name="T26"> object represents a real or complex-valued function on an </text:span><text:span text:style-name="T27">N-</text:span><text:span text:style-name="T26">dimensional real grid.</text:span></text:p>
              </text:list-item>
            </text:list>
            <text:list text:style-name="L2">
              <text:list-item>
                <text:p text:style-name="P23"><text:span text:style-name="T26">It contains a copy of the </text:span><text:span text:style-name="T28">Cells</text:span><text:span text:style-name="T16">, giving the grid.</text:span></text:p>
              </text:list-item>
            </text:list>
            <text:list text:style-name="L2">
              <text:list-item>
                <text:p text:style-name="P23"><text:span text:style-name="T16">The function value is found inside a </text:span><text:span text:style-name="T28">VellSet: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as </text:span><text:span text:style-name="T28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the value is a </text:span><text:span text:style-name="T28">Vells</text:span><text:span text:style-name="T16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6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6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15.005cm" svg:height="1.472cm" svg:x="8.09cm" svg:y="17.90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26" draw:layer="layout" svg:width="23.912cm" svg:height="14.488cm" svg:x="2.058cm" svg:y="5.838cm" presentation:class="outline">
          <draw:text-box>
            <text:list text:style-name="L2">
              <text:list-item>
                <text:p text:style-name="P23"><text:span text:style-name="T29">According to established theory, there is a hard thermodynamical limit on computation: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9">that is, a lower bound on the amount of heat that has to be released while setting/clearing a single bit of data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9">Therefore, by conserving bits, we are postponing the heat death of the Universe.</text:span></text:p>
              </text:list-item>
            </text:list>
            <text:list text:style-name="L2">
              <text:list-item>
                <text:p text:style-name="P23"><text:span text:style-name="T30">Environmentally-conscientious people use MeqTree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9" draw:text-style-name="P25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3"><text:span text:style-name="T26">A </text:span><text:span text:style-name="T28">Vells</text:span><text:span text:style-name="T26"> may contain only as many axes as actually needed to represent the function.</text:span></text:p>
              </text:list-item>
            </text:list>
            <text:list text:style-name="L2">
              <text:list-item>
                <text:p text:style-name="P23"><text:span text:style-name="T26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but 1xM is not the same thing as M – the order of the axes is </text:span><text:span text:style-name="T27">fixed</text:span><text:span text:style-name="T26">.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6">We refer to the missing axes as </text:span><text:span text:style-name="T15">collapsed</text:span><text:span text:style-name="T26">. A collapsed axis simply means that the function is NOT variable over that dimension, i.e. not variable in freq or time or whatever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9" draw:text-style-name="P25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23"><text:span text:style-name="T26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6">When you combine an Nx1 (i.e. time-variable only) value with an 1xM (freq-variable only) value in, e.g., a </text:span><text:span text:style-name="T28">Multiply</text:span><text:span text:style-name="T26"> node, the result is NxM.</text:span></text:p>
              </text:list-item>
            </text:list>
            <text:list text:style-name="L2">
              <text:list-item>
                <text:p text:style-name="P23"><text:span text:style-name="T26">The tree does the “right” thing regardless.</text:span></text:p>
              </text:list-item>
            </text:list>
            <text:list text:style-name="L2">
              <text:list-item>
                <text:p text:style-name="P23"><text:span text:style-name="T26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unless you're optimizing for calcula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9" draw:text-style-name="P26" draw:layer="layout" svg:width="25.093cm" svg:height="10.537cm" svg:x="1.997cm" svg:y="6.059cm" presentation:class="outline" presentation:user-transformed="true">
          <draw:text-box>
            <text:list text:style-name="L2">
              <text:list-item>
                <text:p text:style-name="P23"><text:span text:style-name="T30">At the moment, there's ~100 node classes available in the system</text:span></text:p>
              </text:list-item>
            </text:list>
            <text:list text:style-name="L2">
              <text:list-item>
                <text:p text:style-name="P23"><text:span text:style-name="T30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3"><text:span text:style-name="T30">We're now going to run some simple demos, and I'll try to introduce the new nodes as they come along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9">
        <office:forms form:automatic-focus="false" form:apply-design-mode="false"/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TDL Is Python</text:span></text:p>
          </draw:text-box>
        </draw:frame>
        <draw:frame presentation:style-name="pr5" draw:text-style-name="P15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4. Python...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never heard of it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1] vaguely familiar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6] I write Python scripts regularly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 develop Python packages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'm Guido van Rossum</text:span></text:p>
              </text:list-item>
            </text:list>
            <text:list text:style-name="L2">
              <text:list-item>
                <text:p text:style-name="P6"><text:span text:style-name="T7"><text:s/></text:span></text:p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9"><text:span text:style-name="T5"><text:page-number>5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3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7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2T16:39:49</meta:creation-date>
    <dc:date>2006-10-13T14:23:29</dc:date>
    <dc:language>en-GB</dc:language>
    <meta:editing-cycles>9</meta:editing-cycles>
    <meta:editing-duration>PT8H21M30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</math:mo>
          <math:mo math:stretchy="false">∗</math:mo>
          <math:mi>sin</math:mi>
        </math:mrow>
      </math:mrow>
      <math:mrow>
        <math:mo math:stretchy="false"></math:mo>
        <math:mrow>
          <math:mrow>
            <math:mrow>
              <math:mi>b</math:mi>
              <math:mo math:stretchy="false">∗</math:mo>
              <math:mi>x</math:mi>
            </math:mrow>
            <math:mo math:stretchy="false"></math:mo>
            <math:mrow>
              <math:mi>c</math:mi>
              <math:mo math:stretchy="false">∗</math:mo>
              <math:mi>y</math:mi>
            </math:mrow>
          </math:mrow>
          <math:mo math:stretchy="false"></math:mo>
          <math:mn>1</math:mn>
        </math:mrow>
        <math:mo math:stretchy="false">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 math:fontstyle="italic">xcos</math:mi>
                  <math:mrow>
                    <math:mo math:stretchy="false"></math:mo>
                    <math:mn>2y</math:mn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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>x</math:mi>
                  <math:mrow>
                    <math:mo math:stretchy="false"></math:mo>
                    <math:mrow>
                      <math:mi>t</math:mi>
                      <math:mi>,</math:mi>
                      <math:mo math:stretchy="false"></math:mo>
                    </math:mrow>
                    <math:mo math:stretchy="false"></math:mo>
                  </math:mrow>
                  <math:mi>cos</math:mi>
                  <math:mrow>
                    <math:mo math:stretchy="false"></math:mo>
                    <math:mrow>
                      <math:mi>y</math:mi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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</math:mo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</math:mo>
                    <math:mn>1</math:mn>
                  </math:msub>
                  <math:mn>...</math:mn>
                  <math:msub>
                    <math:mo math:stretchy="false">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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</math:mo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</math:mo>
          </math:mover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sub>
                  <math:mi>f</math:mi>
                  <math:mn>1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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